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ourceManager_5f_ResourceContextCreation_5f_UseCase1_5f_Steps" style:display-name="ResourceManager_ResourceContextCreation_UseCase1_Steps" style:family="table">
      <style:table-properties style:width="17cm" table:align="margins"/>
    </style:style>
    <style:style style:name="ResourceManager_5f_ResourceContextCreation_5f_UseCase1_5f_Steps.A" style:display-name="ResourceManager_ResourceContextCreation_UseCase1_Steps.A" style:family="table-column">
      <style:table-column-properties style:column-width="8.5cm" style:rel-column-width="32767*"/>
    </style:style>
    <style:style style:name="ResourceManager_5f_ResourceContextCreation_5f_UseCase1_5f_Steps.B" style:display-name="ResourceManager_ResourceContextCreation_UseCase1_Steps.B" style:family="table-column">
      <style:table-column-properties style:column-width="8.5cm" style:rel-column-width="32768*"/>
    </style:style>
    <style:style style:name="ResourceManager_5f_ResourceContextCreation_5f_UseCase1_5f_Steps.A1" style:display-name="ResourceManager_ResourceContextCreation_UseCase1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1_5f_Steps.B1" style:display-name="ResourceManager_ResourceContextCreation_UseCase1_Steps.B1" style:family="table-cell">
      <style:table-cell-properties fo:padding="0.097cm" fo:border="0.002cm solid #000000"/>
    </style:style>
    <style:style style:name="ResourceManager_5f_ResourceContextCreation_5f_UseCase1_5f_Steps.A2" style:display-name="ResourceManager_ResourceContextCreation_UseCase1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1_5f_Steps.B2" style:display-name="ResourceManager_ResourceContextCreation_UseCase1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ourceManager_5f_ResourceContextCreation_5f_UseCase2_5f_Steps" style:display-name="ResourceManager_ResourceContextCreation_UseCase2_Steps" style:family="table">
      <style:table-properties style:width="17cm" table:align="margins"/>
    </style:style>
    <style:style style:name="ResourceManager_5f_ResourceContextCreation_5f_UseCase2_5f_Steps.A" style:display-name="ResourceManager_ResourceContextCreation_UseCase2_Steps.A" style:family="table-column">
      <style:table-column-properties style:column-width="8.5cm" style:rel-column-width="32767*"/>
    </style:style>
    <style:style style:name="ResourceManager_5f_ResourceContextCreation_5f_UseCase2_5f_Steps.B" style:display-name="ResourceManager_ResourceContextCreation_UseCase2_Steps.B" style:family="table-column">
      <style:table-column-properties style:column-width="8.5cm" style:rel-column-width="32768*"/>
    </style:style>
    <style:style style:name="ResourceManager_5f_ResourceContextCreation_5f_UseCase2_5f_Steps.A1" style:display-name="ResourceManager_ResourceContextCreation_UseCase2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2_5f_Steps.B1" style:display-name="ResourceManager_ResourceContextCreation_UseCase2_Steps.B1" style:family="table-cell">
      <style:table-cell-properties fo:padding="0.097cm" fo:border="0.002cm solid #000000"/>
    </style:style>
    <style:style style:name="ResourceManager_5f_ResourceContextCreation_5f_UseCase2_5f_Steps.A2" style:display-name="ResourceManager_ResourceContextCreation_UseCase2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2_5f_Steps.B2" style:display-name="ResourceManager_ResourceContextCreation_UseCase2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8.498cm"/>
    </style:style>
    <style:style style:name="Tableau30.B" style:family="table-column">
      <style:table-column-properties style:column-width="8.514cm"/>
    </style:style>
    <style:style style:name="Tableau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0.B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none" fo:border-top="none" fo:border-bottom="0.002cm solid #000000"/>
    </style:style>
    <style:style style:name="Tableau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498cm"/>
    </style:style>
    <style:style style:name="Tableau13.B" style:family="table-column">
      <style:table-column-properties style:column-width="8.514cm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8.498cm"/>
    </style:style>
    <style:style style:name="Tableau14.B" style:family="table-column">
      <style:table-column-properties style:column-width="8.514cm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8.498cm"/>
    </style:style>
    <style:style style:name="Tableau15.B" style:family="table-column">
      <style:table-column-properties style:column-width="8.514cm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8.498cm"/>
    </style:style>
    <style:style style:name="Tableau28.B" style:family="table-column">
      <style:table-column-properties style:column-width="8.514cm"/>
    </style:style>
    <style:style style:name="Tableau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8.B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none" fo:border-top="none" fo:border-bottom="0.002cm solid #000000"/>
    </style:style>
    <style:style style:name="Tableau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498cm"/>
    </style:style>
    <style:style style:name="Tableau17.B" style:family="table-column">
      <style:table-column-properties style:column-width="8.514cm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98cm"/>
    </style:style>
    <style:style style:name="Tableau16.B" style:family="table-column">
      <style:table-column-properties style:column-width="8.514cm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8.498cm"/>
    </style:style>
    <style:style style:name="Tableau18.B" style:family="table-column">
      <style:table-column-properties style:column-width="8.514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8.498cm"/>
    </style:style>
    <style:style style:name="Tableau19.B" style:family="table-column">
      <style:table-column-properties style:column-width="8.514cm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8.498cm"/>
    </style:style>
    <style:style style:name="Tableau20.B" style:family="table-column">
      <style:table-column-properties style:column-width="8.514cm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8.498cm"/>
    </style:style>
    <style:style style:name="Tableau21.B" style:family="table-column">
      <style:table-column-properties style:column-width="8.514cm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8.498cm"/>
    </style:style>
    <style:style style:name="Tableau22.B" style:family="table-column">
      <style:table-column-properties style:column-width="8.514cm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8.498cm"/>
    </style:style>
    <style:style style:name="Tableau23.B" style:family="table-column">
      <style:table-column-properties style:column-width="8.514cm"/>
    </style:style>
    <style:style style:name="Tableau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3.B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none" fo:border-top="none" fo:border-bottom="0.002cm solid #000000"/>
    </style:style>
    <style:style style:name="Tableau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498cm"/>
    </style:style>
    <style:style style:name="Tableau24.B" style:family="table-column">
      <style:table-column-properties style:column-width="8.514cm"/>
    </style:style>
    <style:style style:name="Tableau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4.B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none" fo:border-top="none" fo:border-bottom="0.002cm solid #000000"/>
    </style:style>
    <style:style style:name="Tableau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8.498cm"/>
    </style:style>
    <style:style style:name="Tableau25.B" style:family="table-column">
      <style:table-column-properties style:column-width="8.514cm"/>
    </style:style>
    <style:style style:name="Tableau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5.B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none" fo:border-top="none" fo:border-bottom="0.002cm solid #000000"/>
    </style:style>
    <style:style style:name="Tableau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8.498cm"/>
    </style:style>
    <style:style style:name="Tableau26.B" style:family="table-column">
      <style:table-column-properties style:column-width="8.514cm"/>
    </style:style>
    <style:style style:name="Tableau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6.B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none" fo:border-top="none" fo:border-bottom="0.002cm solid #000000"/>
    </style:style>
    <style:style style:name="Tableau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8.498cm"/>
    </style:style>
    <style:style style:name="Tableau29.B" style:family="table-column">
      <style:table-column-properties style:column-width="8.514cm"/>
    </style:style>
    <style:style style:name="Tableau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9.B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none" fo:border-top="none" fo:border-bottom="0.002cm solid #000000"/>
    </style:style>
    <style:style style:name="Tableau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8.498cm"/>
    </style:style>
    <style:style style:name="Tableau27.B" style:family="table-column">
      <style:table-column-properties style:column-width="8.514cm"/>
    </style:style>
    <style:style style:name="Tableau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7.B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none" fo:border-top="none" fo:border-bottom="0.002cm solid #000000"/>
    </style:style>
    <style:style style:name="Tableau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au31.A" style:family="table-column">
      <style:table-column-properties style:column-width="8.498cm"/>
    </style:style>
    <style:style style:name="Tableau31.B" style:family="table-column">
      <style:table-column-properties style:column-width="8.514cm"/>
    </style:style>
    <style:style style:name="Tableau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1.B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none" fo:border-top="none" fo:border-bottom="0.002cm solid #000000"/>
    </style:style>
    <style:style style:name="Tableau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.3" style:family="table-row">
      <style:table-row-properties fo:background-color="transparent" style:keep-together="true" fo:keep-together="auto">
        <style:background-image/>
      </style:table-row-properties>
    </style:style>
    <style:style style:name="Tableau31.A3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leau31.A4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page"/>
    </style:style>
    <style:style style:name="P7" style:family="paragraph" style:parent-style-name="Heading_20_1">
      <style:paragraph-properties fo:margin-top="0.423cm" fo:margin-bottom="0.212cm" fo:keep-with-next="always"/>
    </style:style>
    <style:style style:name="P8" style:family="paragraph" style:parent-style-name="Heading_20_1">
      <style:paragraph-properties fo:margin-top="0.423cm" fo:margin-bottom="0.212cm" fo:keep-with-next="always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9" style:family="paragraph" style:parent-style-name="Heading_20_2">
      <style:paragraph-properties fo:margin-top="0.423cm" fo:margin-bottom="0.212cm" fo:keep-with-next="always"/>
      <style:text-properties style:font-name="Arial" fo:font-size="14pt" fo:font-style="italic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0" style:family="paragraph" style:parent-style-name="Table_20_Contents" style:list-style-name="L1"/>
    <style:style style:name="P1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style:font-name-asian="Microsoft YaHei" style:font-size-asian="12pt" style:font-name-complex="Mangal" style:font-size-complex="12pt"/>
    </style:style>
    <style:style style:name="T3" style:family="text">
      <style:text-properties style:text-position="super 58%"/>
    </style:style>
    <style:style style:name="T4" style:family="text">
      <style:text-properties style:font-name-asian="Consolas" style:font-name-complex="Consola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ource Monitoring for OSGi platforms</text:p>
      <text:p text:style-name="P1">-</text:p>
      <text:p text:style-name="P1">Conformance tests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hors:</text:p>
      <text:p text:style-name="P4">Gregory Bonnardel, Antonin Chazalet, André Bottaro - Oran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January 27<text:span text:style-name="T3">th</text:span>, 2015</text:p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3"><text:a xlink:type="simple" xlink:href="#__RefHeading__1844_43253199" text:style-name="Index_20_Link" text:visited-style-name="Index_20_Link">Purpose of the document<text:tab/>3</text:a></text:p>
          <text:p text:style-name="P13"><text:a xlink:type="simple" xlink:href="#__RefHeading__1846_43253199" text:style-name="Index_20_Link" text:visited-style-name="Index_20_Link">1) ResourceContext creation related test cases<text:tab/>3</text:a></text:p>
          <text:p text:style-name="P14"><text:a xlink:type="simple" xlink:href="#__RefHeading__1848_43253199" text:style-name="Index_20_Link" text:visited-style-name="Index_20_Link">Test case 1 : Creation of a ResourceContext<text:tab/>3</text:a></text:p>
          <text:p text:style-name="P14"><text:a xlink:type="simple" xlink:href="#__RefHeading__1850_43253199" text:style-name="Index_20_Link" text:visited-style-name="Index_20_Link">Test case 2 : Creation of a ResourceContext with an existing ResourceContext name<text:tab/>3</text:a></text:p>
          <text:p text:style-name="P14"><text:a xlink:type="simple" xlink:href="#__RefHeading__1852_43253199" text:style-name="Index_20_Link" text:visited-style-name="Index_20_Link">Test case 3 : Creation of a ResourceContext based on a template ResourceContext<text:tab/>4</text:a></text:p>
          <text:p text:style-name="P14"><text:a xlink:type="simple" xlink:href="#__RefHeading__1854_43253199" text:style-name="Index_20_Link" text:visited-style-name="Index_20_Link">Test case 4 : Creation of a ResourceContext based on a template ResourceContext previously deleted<text:tab/>4</text:a></text:p>
          <text:p text:style-name="P14"><text:a xlink:type="simple" xlink:href="#__RefHeading__1856_43253199" text:style-name="Index_20_Link" text:visited-style-name="Index_20_Link">Test case 5 : Retrieving a ResourceContext based on a bundle identifier<text:tab/>4</text:a></text:p>
          <text:p text:style-name="P14"><text:a xlink:type="simple" xlink:href="#__RefHeading__1858_43253199" text:style-name="Index_20_Link" text:visited-style-name="Index_20_Link">Test case 6 : Supported types of resources<text:tab/>5</text:a></text:p>
          <text:p text:style-name="P13"><text:a xlink:type="simple" xlink:href="#__RefHeading__1860_43253199" text:style-name="Index_20_Link" text:visited-style-name="Index_20_Link">2) Resource Context deletion related test cases<text:tab/>5</text:a></text:p>
          <text:p text:style-name="P14"><text:a xlink:type="simple" xlink:href="#__RefHeading__1862_43253199" text:style-name="Index_20_Link" text:visited-style-name="Index_20_Link">Test case 1 : deletion of a ResourceContext<text:tab/>5</text:a></text:p>
          <text:p text:style-name="P14"><text:a xlink:type="simple" xlink:href="#__RefHeading__1864_43253199" text:style-name="Index_20_Link" text:visited-style-name="Index_20_Link">Test case 2 : deletion of a ResourceContext with a destination ResourceContext<text:tab/>5</text:a></text:p>
          <text:p text:style-name="P14"><text:a xlink:type="simple" xlink:href="#__RefHeading__1866_43253199" text:style-name="Index_20_Link" text:visited-style-name="Index_20_Link">Test case 3 : deletion of a ResourceContext with a previously deleted ResourceContext as destination<text:tab/>6</text:a></text:p>
          <text:p text:style-name="P13"><text:a xlink:type="simple" xlink:href="#__RefHeading__1868_43253199" text:style-name="Index_20_Link" text:visited-style-name="Index_20_Link">3) ResourceContext bundle management test cases<text:tab/>6</text:a></text:p>
          <text:p text:style-name="P14"><text:a xlink:type="simple" xlink:href="#__RefHeading__1870_43253199" text:style-name="Index_20_Link" text:visited-style-name="Index_20_Link">Test case 1 : adding a bundle to a ResourceContext<text:tab/>6</text:a></text:p>
          <text:p text:style-name="P14"><text:a xlink:type="simple" xlink:href="#__RefHeading__1872_43253199" text:style-name="Index_20_Link" text:visited-style-name="Index_20_Link">Test case 2 : adding a bundle previously associated with a ResourceContext<text:tab/>7</text:a></text:p>
          <text:p text:style-name="P14"><text:a xlink:type="simple" xlink:href="#__RefHeading__1874_43253199" text:style-name="Index_20_Link" text:visited-style-name="Index_20_Link">Test case 3 : removing a bundle from a ResourceContext<text:tab/>7</text:a></text:p>
          <text:p text:style-name="P14"><text:a xlink:type="simple" xlink:href="#__RefHeading__1876_43253199" text:style-name="Index_20_Link" text:visited-style-name="Index_20_Link">Test case 4 : removing a bundle with a destination ResourceContext<text:tab/>7</text:a></text:p>
          <text:p text:style-name="P14"><text:a xlink:type="simple" xlink:href="#__RefHeading__1878_43253199" text:style-name="Index_20_Link" text:visited-style-name="Index_20_Link">Test case 5 : removing a bundle with a null destination ResourceContext<text:tab/>8</text:a></text:p>
          <text:p text:style-name="P14"><text:a xlink:type="simple" xlink:href="#__RefHeading__1880_43253199" text:style-name="Index_20_Link" text:visited-style-name="Index_20_Link">Test case 6 : removing a bundle with a destination context which has been previously deleted<text:tab/>8</text:a></text:p>
          <text:p text:style-name="P13"><text:a xlink:type="simple" xlink:href="#__RefHeading__1882_43253199" text:style-name="Index_20_Link" text:visited-style-name="Index_20_Link">4) Resource Monitor management test cases<text:tab/>8</text:a></text:p>
          <text:p text:style-name="P14"><text:a xlink:type="simple" xlink:href="#__RefHeading__1884_432531991" text:style-name="Index_20_Link" text:visited-style-name="Index_20_Link">Test case 1 : check if a CPU Resource Monitor Factory is available<text:tab/>8</text:a></text:p>
          <text:p text:style-name="P14"><text:a xlink:type="simple" xlink:href="#__RefHeading__1884_43253199" text:style-name="Index_20_Link" text:visited-style-name="Index_20_Link">Test case 2 : creation of a ResourceMonitor<text:tab/>9</text:a></text:p>
          <text:p text:style-name="P14"><text:a xlink:type="simple" xlink:href="#__RefHeading__1886_43253199" text:style-name="Index_20_Link" text:visited-style-name="Index_20_Link">Test case 3 : deletion of a ResourceMonitor from a ResourceContext<text:tab/>9</text:a></text:p>
          <text:p text:style-name="P14"><text:a xlink:type="simple" xlink:href="#__RefHeading__1888_43253199" text:style-name="Index_20_Link" text:visited-style-name="Index_20_Link">Test case 4 : enabling and disabling a ResourceMonitor<text:tab/>9</text:a></text:p>
          <text:p text:style-name="P14"><text:a xlink:type="simple" xlink:href="#__RefHeading__26851_1902732292" text:style-name="Index_20_Link" text:visited-style-name="Index_20_Link">Test case 5 : retrieving a resource usage<text:tab/>10</text:a></text:p>
          <text:p text:style-name="P13"><text:a xlink:type="simple" xlink:href="#__RefHeading__1890_43253199" text:style-name="Index_20_Link" text:visited-style-name="Index_20_Link">5) Resource consumption eventing (Resource Listener) test cases<text:tab/>10</text:a></text:p>
          <text:p text:style-name="P14"><text:a xlink:type="simple" xlink:href="#__RefHeading__1894_43253199" text:style-name="Index_20_Link" text:visited-style-name="Index_20_Link">Test case 1 : upper warning threshold<text:tab/>10</text:a></text:p>
          <text:p text:style-name="P14"><text:a xlink:type="simple" xlink:href="#__RefHeading__1858_665057333" text:style-name="Index_20_Link" text:visited-style-name="Index_20_Link">Test case 2 : upper error threshold<text:tab/>10</text:a></text:p>
          <text:p text:style-name="P14"><text:a xlink:type="simple" xlink:href="#__RefHeading__1896_43253199" text:style-name="Index_20_Link" text:visited-style-name="Index_20_Link">Test case 3 : upper warning and error thresholds<text:tab/>11</text:a></text:p>
          <text:p text:style-name="P14"><text:a xlink:type="simple" xlink:href="#__RefHeading__1898_43253199" text:style-name="Index_20_Link" text:visited-style-name="Index_20_Link">Test case 4 : lower warning threshold<text:tab/>11</text:a></text:p>
          <text:p text:style-name="P14"><text:a xlink:type="simple" xlink:href="#__RefHeading__2006_43253199" text:style-name="Index_20_Link" text:visited-style-name="Index_20_Link">Test case 5 : lower error threshold<text:tab/>11</text:a></text:p>
          <text:p text:style-name="P14"><text:a xlink:type="simple" xlink:href="#__RefHeading__2008_43253199" text:style-name="Index_20_Link" text:visited-style-name="Index_20_Link">Test case 6 : lower error and lower warning threshold<text:tab/>12</text:a></text:p>
          <text:p text:style-name="P13"><text:a xlink:type="simple" xlink:href="#__RefHeading__2128_43253199" text:style-name="Index_20_Link" text:visited-style-name="Index_20_Link">6) Resource Context events (ResourceContextListener) test cases<text:tab/>12</text:a></text:p>
          <text:p text:style-name="P14"><text:a xlink:type="simple" xlink:href="#__RefHeading__2130_43253199" text:style-name="Index_20_Link" text:visited-style-name="Index_20_Link">Test case 1 : ResourceContextListener filtering RESOURCE_CONTEXT_CREATED event<text:tab/>12</text:a></text:p>
          <text:p text:style-name="P14"><text:a xlink:type="simple" xlink:href="#__RefHeading__2132_43253199" text:style-name="Index_20_Link" text:visited-style-name="Index_20_Link">Test case 2: ResourceContextListener filtering RESOURCE_CONTEXT_REMOVED event<text:tab/>12</text:a></text:p>
          <text:p text:style-name="P14"><text:a xlink:type="simple" xlink:href="#__RefHeading__2134_43253199" text:style-name="Index_20_Link" text:visited-style-name="Index_20_Link">Test case 3: ResourceContextListener filtering BUNDLE_ADDED event<text:tab/>13</text:a></text:p>
          <text:p text:style-name="P14"><text:a xlink:type="simple" xlink:href="#__RefHeading__2136_43253199" text:style-name="Index_20_Link" text:visited-style-name="Index_20_Link">Test case 4: ResourceContextListener filtering BUNDLE_REMOVED event<text:tab/>13</text:a></text:p>
          <text:p text:style-name="P14"><text:a xlink:type="simple" xlink:href="#__RefHeading__2138_43253199" text:style-name="Index_20_Link" text:visited-style-name="Index_20_Link">Test case 5 : ResourceContextListener filtering events of a specific ResourceContext <text:tab/>14</text:a></text:p>
          <text:p text:style-name="P14"><text:a xlink:type="simple" xlink:href="#__RefHeading__26853_1902732292" text:style-name="Index_20_Link" text:visited-style-name="Index_20_Link">Test case 6 : registering a ResourceContextListener filtering two types of events on a particular ResourceContext<text:tab/>14</text:a></text:p>
          <text:p text:style-name="P14"><text:a xlink:type="simple" xlink:href="#__RefHeading__2140_43253199" text:style-name="Index_20_Link" text:visited-style-name="Index_20_Link">Test case 7 : unregistering a ResourceContextListener<text:tab/>15</text:a></text:p>
          <text:p text:style-name="P13"><text:a xlink:type="simple" xlink:href="#__RefHeading__1853_521988394" text:style-name="Index_20_Link" text:visited-style-name="Index_20_Link">7) Resource Monitoring Factory test cases<text:tab/>15</text:a></text:p>
          <text:p text:style-name="P14"><text:a xlink:type="simple" xlink:href="#__RefHeading__2130_432531991" text:style-name="Index_20_Link" text:visited-style-name="Index_20_Link">Test case 1 : AddingAnotherResourceMonitorFactory<text:tab/>15</text:a></text:p>
          <text:p text:style-name="P13"><text:a xlink:type="simple" xlink:href="#__RefHeading__1767_1019870627" text:style-name="Index_20_Link" text:visited-style-name="Index_20_Link">8) OSGi Signature test case: SignatureTestCase<text:tab/>15</text:a></text:p>
        </text:index-body>
      </text:table-of-content>
      <text:p text:style-name="Standard"/>
      <text:p text:style-name="P6"/>
      <text:h text:style-name="Heading_20_1" text:outline-level="1" text:is-list-header="true"><text:bookmark-start text:name="__RefHeading__1844_43253199"/>Purpose of the document<text:bookmark-end text:name="__RefHeading__1844_43253199"/></text:h>
      <text:p text:style-name="Standard">This document describes conformance tests related to the Resource Management Specifications. </text:p>
      <text:p text:style-name="Standard"/>
      <text:h text:style-name="Heading_20_1" text:outline-level="1"><text:bookmark-start text:name="__RefHeading__1846_43253199"/>ResourceContext creation related test cases<text:bookmark-end text:name="__RefHeading__1846_43253199"/></text:h>
      <text:h text:style-name="Heading_20_2" text:outline-level="2" text:is-list-header="true"><text:bookmark-start text:name="__RefHeading__1848_43253199"/>Test case 1 : Creation of a ResourceContext<text:bookmark-end text:name="__RefHeading__1848_43253199"/></text:h>
      <text:p text:style-name="Text_20_body">This test case validates the Resource Context creation and the retrieving of a ResourceContext.</text:p>
      <table:table table:name="ResourceManager_ResourceContextCreation_UseCase1_Steps" table:style-name="ResourceManager_5f_ResourceContextCreation_5f_UseCase1_5f_Steps">
        <table:table-column table:style-name="ResourceManager_5f_ResourceContextCreation_5f_UseCase1_5f_Steps.A"/>
        <table:table-column table:style-name="ResourceManager_5f_ResourceContextCreation_5f_UseCase1_5f_Steps.B"/>
        <table:table-row>
          <table:table-cell table:style-name="ResourceManager_5f_ResourceContextCreation_5f_UseCase1_5f_Steps.A1" office:value-type="string">
            <text:p text:style-name="P5">Steps</text:p>
          </table:table-cell>
          <table:table-cell table:style-name="ResourceManager_5f_ResourceContextCreation_5f_UseCase1_5f_Steps.B1" office:value-type="string">
            <text:p text:style-name="P5">Expected results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Lists existing contexts by calling ResourceManager.listContext()</text:p>
          </table:table-cell>
          <table:table-cell table:style-name="ResourceManager_5f_ResourceContextCreation_5f_UseCase1_5f_Steps.B2" office:value-type="string">
            <text:p text:style-name="Table_20_Contents">The returned list is not null and is empty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gister a ResourceContextListener service</text:p>
          </table:table-cell>
          <table:table-cell table:style-name="ResourceManager_5f_ResourceContextCreation_5f_UseCase1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Creates a new ResourceContext named « context1 »</text:p>
          </table:table-cell>
          <table:table-cell table:style-name="ResourceManager_5f_ResourceContextCreation_5f_UseCase1_5f_Steps.B2" office:value-type="string">
            <text:p text:style-name="Table_20_Contents">The returned ResourceContext object is not null.</text:p>
            <text:p text:style-name="Table_20_Contents">Checks the name of the newly created ResourceContext is « context1 ».</text:p>
            <text:p text:style-name="Table_20_Contents">Checks the newly created ResourceContext has no associated ResourceMonitor objects.</text:p>
            <text:p text:style-name="Table_20_Contents">Checks the newly created ResourceContext has no associated bundles.</text:p>
            <text:p text:style-name="Table_20_Contents">Checks the ResourceContextListener service receives a RESOURCE_CONTEXT_CREATED ResourceContextEvent. 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all existing Resource Contexts</text:p>
          </table:table-cell>
          <table:table-cell table:style-name="ResourceManager_5f_ResourceContextCreation_5f_UseCase1_5f_Steps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the ResourceContext using ResourceContext.getContext(name of context)</text:p>
          </table:table-cell>
          <table:table-cell table:style-name="ResourceManager_5f_ResourceContextCreation_5f_UseCase1_5f_Steps.B2" office:value-type="string">
            <text:p text:style-name="Table_20_Contents">Checks that the returned ResourceContext object is equal to the created ResourceContext.</text:p>
          </table:table-cell>
        </table:table-row>
      </table:table>
      <text:p text:style-name="Text_20_body"/>
      <text:h text:style-name="Heading_20_2" text:outline-level="2" text:is-list-header="true"><text:bookmark-start text:name="__RefHeading__1850_43253199"/>Test case 2 : Creation of a ResourceContext with an existing ResourceContext name<text:bookmark-end text:name="__RefHeading__1850_43253199"/></text:h>
      <text:p text:style-name="Text_20_body">This test case tests that it is no possible to create two ResourceContext with the same nam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Steps</text:p>
          </table:table-cell>
          <table:table-cell table:style-name="Tableau4.B1" office:value-type="string">
            <text:p text:style-name="P5">Expected results</text:p>
          </table:table-cell>
        </table:table-row>
        <table:table-row>
          <table:table-cell table:style-name="Tableau4.A2" office:value-type="string">
            <text:p text:style-name="Table_20_Contents">Registers a ResourceContextListener service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reates a new ResourceContext named « context1 »</text:p>
          </table:table-cell>
          <table:table-cell table:style-name="Tableau4.B2" office:value-type="string">
            <text:p text:style-name="Table_20_Contents">Checks the returned ResourceContext object is not null.</text:p>
            <text:p text:style-name="Table_20_Contents">Retrieves the RESOURCE_CONTEXT_CREATED event.</text:p>
          </table:table-cell>
        </table:table-row>
        <table:table-row>
          <table:table-cell table:style-name="Tableau4.A2" office:value-type="string">
            <text:p text:style-name="Table_20_Contents">Retrieves all existing Resource Contexts</text:p>
          </table:table-cell>
          <table:table-cell table:style-name="Tableau4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Tableau4.A2" office:value-type="string">
            <text:p text:style-name="Table_20_Contents">Creates again a ResourceContext named « context1 »</text:p>
          </table:table-cell>
          <table:table-cell table:style-name="Tableau4.B2" office:value-type="string">
            <text:p text:style-name="Table_20_Contents">Checks a RuntimeException is thrown.</text:p>
            <text:p text:style-name="Table_20_Contents">Checks no ResourceContextEvent has been sent.</text:p>
            <text:p text:style-name="Table_20_Contents">Checks there is still one ResourceContext in the <text:soft-page-break/>list.</text:p>
          </table:table-cell>
        </table:table-row>
      </table:table>
      <text:h text:style-name="Heading_20_2" text:outline-level="2" text:is-list-header="true"><text:bookmark-start text:name="__RefHeading__1852_43253199"/>Test case 3 : Creation of a ResourceContext based on a template ResourceContext<text:bookmark-end text:name="__RefHeading__1852_43253199"/></text:h>
      <text:p text:style-name="Text_20_body">This test case validates the Resource Context creation with a template Resource Context.</text:p>
      <table:table table:name="ResourceManager_ResourceContextCreation_UseCase2_Steps" table:style-name="ResourceManager_5f_ResourceContextCreation_5f_UseCase2_5f_Steps">
        <table:table-column table:style-name="ResourceManager_5f_ResourceContextCreation_5f_UseCase2_5f_Steps.A"/>
        <table:table-column table:style-name="ResourceManager_5f_ResourceContextCreation_5f_UseCase2_5f_Steps.B"/>
        <table:table-row>
          <table:table-cell table:style-name="ResourceManager_5f_ResourceContextCreation_5f_UseCase2_5f_Steps.A1" office:value-type="string">
            <text:p text:style-name="P5">Steps</text:p>
          </table:table-cell>
          <table:table-cell table:style-name="ResourceManager_5f_ResourceContextCreation_5f_UseCase2_5f_Steps.B1" office:value-type="string">
            <text:p text:style-name="P5">Expected results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template ResourceContext named « context1 »</text:p>
          </table:table-cell>
          <table:table-cell table:style-name="ResourceManager_5f_ResourceContextCreation_5f_UseCase2_5f_Steps.B2" office:value-type="string">
            <text:p text:style-name="Table_20_Contents">The returned ResourceContext object is not null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Adds a ResourceMonitor to context1.</text:p>
          </table:table-cell>
          <table:table-cell table:style-name="ResourceManager_5f_ResourceContextCreation_5f_UseCase2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new ResourceContext named « context2 » with context1 as template</text:p>
          </table:table-cell>
          <table:table-cell table:style-name="ResourceManager_5f_ResourceContextCreation_5f_UseCase2_5f_Steps.B2" office:value-type="string"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the same ResourceMonitors as context1.</text:p>
          </table:table-cell>
        </table:table-row>
      </table:table>
      <text:p text:style-name="Standard"/>
      <text:h text:style-name="Heading_20_2" text:outline-level="2" text:is-list-header="true"><text:bookmark-start text:name="__RefHeading__1854_43253199"/>Test case 4 : Creation of a ResourceContext based on a template ResourceContext previously deleted<text:bookmark-end text:name="__RefHeading__1854_43253199"/></text:h>
      <text:p text:style-name="Text_20_body">This test case tests the ResourceContext creation with a template ResourceContext which has been previously delete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Steps</text:p>
          </table:table-cell>
          <table:table-cell table:style-name="Tableau1.B1" office:value-type="string">
            <text:p text:style-name="P5">Expected results</text:p>
          </table:table-cell>
        </table:table-row>
        <table:table-row>
          <table:table-cell table:style-name="Tableau1.A2" office:value-type="string">
            <text:p text:style-name="Table_20_Contents">Creates a template ResourceContext named « context1 »</text:p>
          </table:table-cell>
          <table:table-cell table:style-name="Tableau1.B2" office:value-type="string">
            <text:p text:style-name="Table_20_Contents">The returned ResourceContext object is not null</text:p>
          </table:table-cell>
        </table:table-row>
        <table:table-row>
          <table:table-cell table:style-name="Tableau1.A2" office:value-type="string">
            <text:p text:style-name="Table_20_Contents">Adds a ResourceMonitor to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eletes the ResourceContext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reates a new ResourceContext named « context2 » with context1 as template</text:p>
          </table:table-cell>
          <table:table-cell table:style-name="Tableau1.B2" office:value-type="string">
            <text:p text:style-name="Table_20_Contents">Checks the returned ResourceContext object is not null.</text:p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no ResourceMonitor.</text:p>
          </table:table-cell>
        </table:table-row>
      </table:table>
      <text:p text:style-name="Standard"/>
      <text:h text:style-name="Heading_20_2" text:outline-level="2" text:is-list-header="true"><text:bookmark-start text:name="__RefHeading__1856_43253199"/>Test case 5 : Retrieving a ResourceContext based on a bundle identifier<text:bookmark-end text:name="__RefHeading__1856_43253199"/></text:h>
      <text:p text:style-name="Standard">This test case validates the retrieving a ResourceContext based on a bundle.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Steps</text:p>
          </table:table-cell>
          <table:table-cell table:style-name="Tableau2.B1" office:value-type="string">
            <text:p text:style-name="P5">Expected results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1.</text:p>
          </table:table-cell>
          <table:table-cell table:style-name="Tableau2.B2" office:value-type="string">
            <text:p text:style-name="Table_20_Contents">The returned ResourceContext object is null.</text:p>
          </table:table-cell>
        </table:table-row>
        <table:table-row>
          <table:table-cell table:style-name="Tableau2.A2" office:value-type="string">
            <text:p text:style-name="Table_20_Contents">Create the ResourceContext named « context1 »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ssociates bundle 1 with context1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Retrieves the ResourceContext associated with <text:soft-page-break/>bundle id 1.</text:p>
          </table:table-cell>
          <table:table-cell table:style-name="Tableau2.B2" office:value-type="string">
            <text:p text:style-name="Table_20_Contents">Checks the returned ResourceContext object is <text:soft-page-break/>not null.</text:p>
            <text:p text:style-name="Table_20_Contents">Checks the returned ResourceContext object is the same as context1.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-1 (unexisting bundle)</text:p>
          </table:table-cell>
          <table:table-cell table:style-name="Tableau2.B2" office:value-type="string">
            <text:p text:style-name="Table_20_Contents">Checks the returned ResourceContext object is null.</text:p>
          </table:table-cell>
        </table:table-row>
      </table:table>
      <text:p text:style-name="Standard"/>
      <text:h text:style-name="Heading_20_2" text:outline-level="2" text:is-list-header="true"><text:bookmark-start text:name="__RefHeading__1858_43253199"/>Test case 6 : Supported types of resources<text:bookmark-end text:name="__RefHeading__1858_43253199"/></text:h>
      <text:p text:style-name="Text_20_body">This test case checks the retrieving of available Resource Monitor Factory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Steps</text:p>
          </table:table-cell>
          <table:table-cell table:style-name="Tableau3.B1" office:value-type="string">
            <text:p text:style-name="P5">Expected results</text:p>
          </table:table-cell>
        </table:table-row>
        <table:table-row>
          <table:table-cell table:style-name="Tableau3.A2" office:value-type="string">
            <text:p text:style-name="Table_20_Contents">Retrieves the array of supported types by calling ResourceManager.getSupportedTypes().</text:p>
          </table:table-cell>
          <table:table-cell table:style-name="Tableau3.B2" office:value-type="string">
            <text:p text:style-name="Table_20_Contents">Checks the array is not null.</text:p>
          </table:table-cell>
        </table:table-row>
        <table:table-row>
          <table:table-cell table:style-name="Tableau3.A2" office:value-type="string">
            <text:p text:style-name="Table_20_Contents">Retrieves an array of ResourceMonitorFactory' ServiceReference through the BundleContext</text:p>
          </table:table-cell>
          <table:table-cell table:style-name="Tableau3.B2" office:value-type="string">
            <text:p text:style-name="Table_20_Contents">Checks the array of ServiceReference is not null and the number of element is equals to the number of elements returned by getSupportedTypes.</text:p>
            <text:p text:style-name="Table_20_Contents">Checks that all supported types are available by comparing each found ServiceReference.</text:p>
          </table:table-cell>
        </table:table-row>
      </table:table>
      <text:p text:style-name="Standard"/>
      <text:h text:style-name="Heading_20_1" text:outline-level="1"><text:bookmark-start text:name="__RefHeading__1860_43253199"/>Resource Context deletion related test cases<text:bookmark-end text:name="__RefHeading__1860_43253199"/></text:h>
      <text:h text:style-name="Heading_20_2" text:outline-level="2" text:is-list-header="true"><text:bookmark-start text:name="__RefHeading__1862_43253199"/>Test case 1 : deletion of a ResourceContext<text:bookmark-end text:name="__RefHeading__1862_43253199"/></text:h>
      <text:p text:style-name="Text_20_body">This test case validates the deletion of a ResourceContext with no ResourceContext as destination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">Steps</text:p>
          </table:table-cell>
          <table:table-cell table:style-name="Tableau5.B1" office:value-type="string">
            <text:p text:style-name="P5">Expected results</text:p>
          </table:table-cell>
        </table:table-row>
        <table:table-row>
          <table:table-cell table:style-name="Tableau5.A2" office:value-type="string">
            <text:p text:style-name="Table_20_Contents">Creates the ResourceContext named « context1 »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gisters a ResourceContextListener service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moves the ResourceContext context1</text:p>
          </table:table-cell>
          <table:table-cell table:style-name="Tableau5.B2" office:value-type="string">
            <text:p text:style-name="Table_20_Contents">Checks it is still possible to retrieve the name of the deleted ResourceContext.</text:p>
            <text:p text:style-name="Table_20_Contents">Checks a RESOURCE_CONTEXT_DELETED event has been sent to ResourceContextListener.</text:p>
          </table:table-cell>
        </table:table-row>
        <table:table-row>
          <table:table-cell table:style-name="Tableau5.A2" office:value-type="string">
            <text:p text:style-name="Table_20_Contents">Adds a bundle to ResourceContext context1</text:p>
          </table:table-cell>
          <table:table-cell table:style-name="Tableau5.B2" office:value-type="string">
            <text:p text:style-name="Table_20_Contents">Checks an IllegalStateException is thrown</text:p>
          </table:table-cell>
        </table:table-row>
        <table:table-row>
          <table:table-cell table:style-name="Tableau5.A2" office:value-type="string">
            <text:p text:style-name="Table_20_Contents">Adds a ResourceMonitor to ResourceContext context1</text:p>
          </table:table-cell>
          <table:table-cell table:style-name="Tableau5.B2" office:value-type="string">
            <text:p text:style-name="Table_20_Contents">Checks an IllegalStateException is thrown.</text:p>
          </table:table-cell>
        </table:table-row>
        <table:table-row>
          <table:table-cell table:style-name="Tableau5.A2" office:value-type="string">
            <text:p text:style-name="Table_20_Contents">Retrieves all existing ResourceContext objects.</text:p>
          </table:table-cell>
          <table:table-cell table:style-name="Tableau5.B2" office:value-type="string">
            <text:p text:style-name="Table_20_Contents">The deleted ResourceContext is not in the array of existing ResourceContext.</text:p>
          </table:table-cell>
        </table:table-row>
        <table:table-row>
          <table:table-cell table:style-name="Tableau5.A2" office:value-type="string">
            <text:p text:style-name="Table_20_Contents">Retrieves by name the deleted ResourceContext.</text:p>
          </table:table-cell>
          <table:table-cell table:style-name="Tableau5.B2" office:value-type="string">
            <text:p text:style-name="Table_20_Contents">The method returns null.</text:p>
          </table:table-cell>
        </table:table-row>
      </table:table>
      <text:p text:style-name="Standard"/>
      <text:h text:style-name="Heading_20_2" text:outline-level="2" text:is-list-header="true"><text:bookmark-start text:name="__RefHeading__1864_43253199"/>Test case 2 : deletion of a ResourceContext with a destination ResourceContext<text:bookmark-end text:name="__RefHeading__1864_43253199"/></text:h>
      <text:p text:style-name="Standard">This test case validates the deletion of a ResourceContext with a destination.</text:p>
      <text:p text:style-name="Standard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P5">Steps</text:p>
          </table:table-cell>
          <table:table-cell table:style-name="Tableau6.B1" office:value-type="string">
            <text:p text:style-name="P5">Expected results</text:p>
          </table:table-cell>
        </table:table-row>
        <table:table-row>
          <table:table-cell table:style-name="Tableau6.A2" office:value-type="string">
            <text:p text:style-name="Table_20_Contents">Creates two ResourceContext named « context1 » and « context2 »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egisters a ResourceContextListener service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Adds bundle 1 to context1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Deletes ResourceContext context1 with context2 as destination. </text:p>
          </table:table-cell>
          <table:table-cell table:style-name="Tableau6.B2" office:value-type="string">
            <text:p text:style-name="Table_20_Contents">Checks context2 is the only existing ResourceContext.</text:p>
            <text:p text:style-name="Table_20_Contents">Checks that bundle 1 has been removed from context1.</text:p>
            <text:p text:style-name="Table_20_Contents">Checks that bundle 1 has been associated with to context2.</text:p>
            <text:p text:style-name="Table_20_Contents">Checks that a BUNDLE_REMOVED event has been sent.</text:p>
            <text:p text:style-name="Table_20_Contents">Checks that a BUNDLE_ADDED event has been sent.</text:p>
            <text:p text:style-name="Table_20_Contents">Checks that a RESOURCE_CONTEXT_DELETED has been sent.</text:p>
            <text:p text:style-name="Table_20_Contents"/>
          </table:table-cell>
        </table:table-row>
      </table:table>
      <text:p text:style-name="Standard"/>
      <text:h text:style-name="Heading_20_2" text:outline-level="2" text:is-list-header="true"><text:bookmark-start text:name="__RefHeading__1866_43253199"/>Test case 3 : deletion of a ResourceContext with a previously deleted ResourceContext as destination<text:bookmark-end text:name="__RefHeading__1866_43253199"/></text:h>
      <text:p text:style-name="Standard">This test case validates the deletion of a ResourceContext with a ResourceContext destination which has been previously deleted.</text:p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Steps</text:p>
          </table:table-cell>
          <table:table-cell table:style-name="Tableau7.B1" office:value-type="string">
            <text:p text:style-name="P5">Expected results</text:p>
          </table:table-cell>
        </table:table-row>
        <table:table-row>
          <table:table-cell table:style-name="Tableau7.A2" office:value-type="string">
            <text:p text:style-name="Table_20_Contents">Creates two ResourceContext named « context1 » and « context2 »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Registers a ResourceContextListener service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Adds bundle 1 to context1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2 with no ResourceContext as destination. </text:p>
          </table:table-cell>
          <table:table-cell table:style-name="Tableau7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1 with context2 as destination.</text:p>
          </table:table-cell>
          <table:table-cell table:style-name="Tableau7.B2" office:value-type="string">
            <text:p text:style-name="Table_20_Contents">Checks there is no existing ResourceContext.</text:p>
            <text:p text:style-name="Table_20_Contents">Checks a BUNDLE_REMOVED event has been sent.</text:p>
            <text:p text:style-name="Table_20_Contents">Checks a RESOURCE_CONTEXT_DELETED event has been sent.</text:p>
          </table:table-cell>
        </table:table-row>
      </table:table>
      <text:p text:style-name="Standard"/>
      <text:p text:style-name="Standard"/>
      <text:h text:style-name="Heading_20_1" text:outline-level="1"><text:bookmark-start text:name="__RefHeading__1868_43253199"/>ResourceContext bundle management test cases<text:bookmark-end text:name="__RefHeading__1868_43253199"/></text:h>
      <text:h text:style-name="Heading_20_2" text:outline-level="2" text:is-list-header="true"><text:bookmark-start text:name="__RefHeading__1870_43253199"/>Test case 1 : adding a bundle to a ResourceContext<text:bookmark-end text:name="__RefHeading__1870_43253199"/></text:h>
      <text:p text:style-name="Text_20_body">This test cases tests the adding of a bundle to a ResourceContext.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5">Steps</text:p>
          </table:table-cell>
          <table:table-cell table:style-name="Tableau8.B1" office:value-type="string">
            <text:p text:style-name="P5">Expected results</text:p>
          </table:table-cell>
        </table:table-row>
        <table:table-row>
          <table:table-cell table:style-name="Tableau8.A2" office:value-type="string">
            <text:p text:style-name="Table_20_Contents">Creates ResourceContext named « context1 »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egisters a ResourceContextListener service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Adds bundle 1 to context1</text:p>
          </table:table-cell>
          <table:table-cell table:style-name="Tableau8.B2" office:value-type="string">
            <text:p text:style-name="Table_20_Contents">Checks that bundle1 is in the array of associated bundle of context1.</text:p>
            <text:p text:style-name="Table_20_Contents">Checks that a BUNDLE_ADDED event has been sent.</text:p>
          </table:table-cell>
        </table:table-row>
      </table:table>
      <text:p text:style-name="Standard"/>
      <text:h text:style-name="Heading_20_2" text:outline-level="2" text:is-list-header="true"><text:bookmark-start text:name="__RefHeading__1872_43253199"/>Test case 2 : adding a bundle previously associated with a ResourceContext<text:bookmark-end text:name="__RefHeading__1872_43253199"/></text:h>
      <text:p text:style-name="Standard">This test case tests the adding of a bundle previously added to another ResourceContext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">Steps</text:p>
          </table:table-cell>
          <table:table-cell table:style-name="Tableau9.B1" office:value-type="string">
            <text:p text:style-name="P5">Expected results</text:p>
          </table:table-cell>
        </table:table-row>
        <table:table-row>
          <table:table-cell table:style-name="Tableau9.A2" office:value-type="string">
            <text:p text:style-name="Table_20_Contents">Creates ResourceContext named « context1 »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Registers a ResourceContextListener service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Adds bundle 1 to context1</text:p>
          </table:table-cell>
          <table:table-cell table:style-name="Tableau9.B2" office:value-type="string">
            <text:p text:style-name="Table_20_Contents">Checks that bundle1 is in the array of associated bundle of context1.</text:p>
          </table:table-cell>
        </table:table-row>
        <table:table-row>
          <table:table-cell table:style-name="Tableau9.A2" office:value-type="string">
            <text:p text:style-name="Table_20_Contents">Adds bundle 1 to context2</text:p>
          </table:table-cell>
          <table:table-cell table:style-name="Tableau9.B2" office:value-type="string">
            <text:p text:style-name="Table_20_Contents">Checks a RuntimeException is thrown.</text:p>
            <text:p text:style-name="Table_20_Contents">Checks that no bundle is associated to context2.</text:p>
            <text:p text:style-name="Table_20_Contents">Checks that bundle 1 is still associated with context1.</text:p>
          </table:table-cell>
        </table:table-row>
      </table:table>
      <text:p text:style-name="Standard"/>
      <text:h text:style-name="Heading_20_2" text:outline-level="2" text:is-list-header="true"><text:bookmark-start text:name="__RefHeading__1874_43253199"/>Test case 3 : removing a bundle from a ResourceContext<text:bookmark-end text:name="__RefHeading__1874_43253199"/></text:h>
      <text:p text:style-name="Standard">This test case validates the removing of a bundle from a ResourceContex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">Steps</text:p>
          </table:table-cell>
          <table:table-cell table:style-name="Tableau10.B1" office:value-type="string">
            <text:p text:style-name="P5">Expected results</text:p>
          </table:table-cell>
        </table:table-row>
        <table:table-row>
          <table:table-cell table:style-name="Tableau10.A2" office:value-type="string">
            <text:p text:style-name="Table_20_Contents">Creates ResourceContext named « context1 »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gisters a ResourceContextListener service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Adds bundle 1 to context1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moves bundle 1 from context1.</text:p>
          </table:table-cell>
          <table:table-cell table:style-name="Tableau10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</table:table-cell>
        </table:table-row>
        <table:table-row>
          <table:table-cell table:style-name="Tableau10.A2" office:value-type="string">
            <text:p text:style-name="Table_20_Contents">Removes again bundle 1 from context1</text:p>
          </table:table-cell>
          <table:table-cell table:style-name="Tableau10.B2" office:value-type="string">
            <text:p text:style-name="Table_20_Contents">Checks a RuntimeException has been thrown.</text:p>
          </table:table-cell>
        </table:table-row>
      </table:table>
      <text:p text:style-name="Standard"/>
      <text:h text:style-name="Heading_20_2" text:outline-level="2" text:is-list-header="true"><text:bookmark-start text:name="__RefHeading__1876_43253199"/>Test case 4 : removing a bundle with a destination ResourceContext<text:bookmark-end text:name="__RefHeading__1876_43253199"/></text:h>
      <text:p text:style-name="Standard">This test case tests the removing of a bundle from a context with a destination context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">Steps</text:p>
          </table:table-cell>
          <table:table-cell table:style-name="Tableau11.B1" office:value-type="string">
            <text:p text:style-name="P5">Expected results</text:p>
          </table:table-cell>
        </table:table-row>
        <table:table-row>
          <table:table-cell table:style-name="Tableau11.A2" office:value-type="string">
            <text:p text:style-name="Table_20_Contents">Creates two ResourceContext named « context1 » and « context2 »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Registers a ResourceContextListener service</text:p>
          </table:table-cell>
          <table:table-cell table:style-name="Tableau11.B2" office:value-type="string">
            <text:p text:style-name="Table_20_Contents"/>
          </table:table-cell>
        </table:table-row>
        <text:soft-page-break/>
        <table:table-row>
          <table:table-cell table:style-name="Tableau11.A2" office:value-type="string">
            <text:p text:style-name="Table_20_Contents">Adds bundle 1 to context1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Removes bundle 1 from context1 and specify context2 as destination. </text:p>
          </table:table-cell>
          <table:table-cell table:style-name="Tableau11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  <text:p text:style-name="Table_20_Contents">Checks that bundle 1 has been associated with context2.</text:p>
            <text:p text:style-name="Table_20_Contents">Checks that a BUNDLE_ADED 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1878_43253199"/>Test case 5 : removing a bundle with a null destination ResourceContext<text:bookmark-end text:name="__RefHeading__1878_43253199"/></text:h>
      <text:p text:style-name="Standard">This test case validates the removing of a bundle from a ResourceContext with a null destination.</text:p>
      <text:p text:style-name="Standard">This test case is similar to the use case 3,</text:p>
      <text:p text:style-name="Standard"/>
      <text:h text:style-name="Heading_20_2" text:outline-level="2" text:is-list-header="true"><text:bookmark-start text:name="__RefHeading__1880_43253199"/>Test case 6 : removing a bundle with a destination context which has been previously deleted<text:bookmark-end text:name="__RefHeading__1880_43253199"/></text:h>
      <text:p text:style-name="Standard">This test case checks the removing of a bundle from a ResourceContext with a destination Resource Context which has been removed.</text:p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">Steps</text:p>
          </table:table-cell>
          <table:table-cell table:style-name="Tableau12.B1" office:value-type="string">
            <text:p text:style-name="P5">Expected results</text:p>
          </table:table-cell>
        </table:table-row>
        <table:table-row>
          <table:table-cell table:style-name="Tableau12.A2" office:value-type="string">
            <text:p text:style-name="Table_20_Contents">Creates two ResourceContext named « context1 » and « context2 »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gisters a ResourceContextListener service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Adds bundle 1 to context1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Deletes context2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moves bundle 1 from context1 and specify context2 as destination. </text:p>
          </table:table-cell>
          <table:table-cell table:style-name="Tableau12.B2" office:value-type="string">
            <text:p text:style-name="Table_20_Contents">Checks that a RuntimeException is thrown.</text:p>
            <text:p text:style-name="Table_20_Contents">Checks that bundle1 has been removed from context1,</text:p>
            <text:p text:style-name="Table_20_Contents">Checks that a BUNDLE_REMOVED event has been received.</text:p>
          </table:table-cell>
        </table:table-row>
      </table:table>
      <text:p text:style-name="Standard"/>
      <text:h text:style-name="Heading_20_1" text:outline-level="1"><text:bookmark-start text:name="__RefHeading__1882_43253199"/>Resource Monitor management test cases<text:bookmark-end text:name="__RefHeading__1882_43253199"/></text:h>
      <text:h text:style-name="Heading_20_2" text:outline-level="2" text:is-list-header="true"><text:bookmark-start text:name="__RefHeading__1884_432531991"/>Test case 1 : check if a CPU Resource Monitor Factory is available<text:bookmark-end text:name="__RefHeading__1884_432531991"/></text:h>
      <text:p text:style-name="Text_20_body">This test case tests if CPU Resource Monitor Factory is available.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5">Steps</text:p>
          </table:table-cell>
          <table:table-cell table:style-name="Tableau30.B1" office:value-type="string">
            <text:p text:style-name="P5">Expected results</text:p>
          </table:table-cell>
        </table:table-row>
        <table:table-row>
          <table:table-cell table:style-name="Tableau30.A2" office:value-type="string">
            <text:p text:style-name="Table_20_Contents">Looks up the CPU ResourceMonitorFactory</text:p>
          </table:table-cell>
          <table:table-cell table:style-name="Tableau30.B2" office:value-type="string">
            <text:p text:style-name="Table_20_Contents">Check that the corresponding OSGi service exists (and is not null).</text:p>
          </table:table-cell>
        </table:table-row>
      </table:table>
      <text:p text:style-name="Standard"/>
      <text:h text:style-name="Heading_20_2" text:outline-level="2" text:is-list-header="true"><text:bookmark-start text:name="__RefHeading__1884_43253199"/><text:soft-page-break/>Test case 2 : creation of a ResourceMonitor<text:bookmark-end text:name="__RefHeading__1884_43253199"/></text:h>
      <text:p text:style-name="Text_20_body">This test case tests the creation of a ResourceMonitor through a ResourceMonitorFactory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">Steps</text:p>
          </table:table-cell>
          <table:table-cell table:style-name="Tableau13.B1" office:value-type="string">
            <text:p text:style-name="P5">Expected results</text:p>
          </table:table-cell>
        </table:table-row>
        <table:table-row>
          <table:table-cell table:style-name="Tableau13.A2" office:value-type="string">
            <text:p text:style-name="Table_20_Contents">Creates a ResourceContext named « context1 » 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Looks up the CPU ResourceMonitorFactory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Creates a CPU ResourceMonitor for context1</text:p>
          </table:table-cell>
          <table:table-cell table:style-name="Tableau13.B2" office:value-type="string">
            <text:p text:style-name="Table_20_Contents">Checks that the newly created ResourceMonitor has been added to context1.</text:p>
            <text:p text:style-name="Table_20_Contents">Retrieves the CPU ResourceMonitor through ResourceContext.getMonitor(type)</text:p>
            <text:p text:style-name="Table_20_Contents">Checks the state of the ResourceMonitor :</text:p>
            <text:list xml:id="list4651485287374351301" text:style-name="L1">
              <text:list-item>
                <text:p text:style-name="P10">the ResourceMonitor is not deleted</text:p>
              </text:list-item>
              <text:list-item>
                <text:p text:style-name="P10">the ResourceMonitor is not enabled.</text:p>
              </text:list-item>
            </text:list>
          </table:table-cell>
        </table:table-row>
        <table:table-row>
          <table:table-cell table:style-name="Tableau13.A2" office:value-type="string">
            <text:p text:style-name="Table_20_Contents">Creates again a CPU ResourceMonitor for context1</text:p>
          </table:table-cell>
          <table:table-cell table:style-name="Tableau13.B2" office:value-type="string">
            <text:p text:style-name="Table_20_Contents">Checks that a RuntimeExcpetion is thrown.</text:p>
            <text:p text:style-name="Table_20_Contents">Checks the set of ResourceMonitor associated to <text:s/>context1 is the same.</text:p>
          </table:table-cell>
        </table:table-row>
      </table:table>
      <text:p text:style-name="Standard"/>
      <text:h text:style-name="Heading_20_2" text:outline-level="2" text:is-list-header="true"><text:bookmark-start text:name="__RefHeading__1886_43253199"/>Test case 3 : deletion of a ResourceMonitor from a ResourceContext<text:bookmark-end text:name="__RefHeading__1886_43253199"/></text:h>
      <text:p text:style-name="Standard">This test case validates the deletion of ResourceMonitor from a ResourceContext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">Steps</text:p>
          </table:table-cell>
          <table:table-cell table:style-name="Tableau14.B1" office:value-type="string">
            <text:p text:style-name="P5">Expected results</text:p>
          </table:table-cell>
        </table:table-row>
        <table:table-row>
          <table:table-cell table:style-name="Tableau14.A2" office:value-type="string">
            <text:p text:style-name="Table_20_Contents">Creates a ResourceContext named « context1 » 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Looks up the CPU ResourceMonitorFactory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Creates a CPU ResourceMonitor for context1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Deletes the CPU ResourceMonitor created for context1</text:p>
          </table:table-cell>
          <table:table-cell table:style-name="Tableau14.B2" office:value-type="string">
            <text:p text:style-name="Table_20_Contents">Checks the deleted CPU ResourceMonitor is no longer in the set of ResourceMonitor associated with context1.</text:p>
            <text:p text:style-name="Table_20_Contents">Checks the CPU ResourceMonitor state has been updated accordingly (i.e ResourceMonitor.isDeleted() returns true) </text:p>
          </table:table-cell>
        </table:table-row>
      </table:table>
      <text:p text:style-name="Standard"/>
      <text:h text:style-name="Heading_20_2" text:outline-level="2" text:is-list-header="true"><text:bookmark-start text:name="__RefHeading__1888_43253199"/>Test case 4 : enabling and disabling a ResourceMonitor<text:bookmark-end text:name="__RefHeading__1888_43253199"/></text:h>
      <text:p text:style-name="Standard">This test case checks the enabling/disabling of a ResourceMonitor. 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5">Steps</text:p>
          </table:table-cell>
          <table:table-cell table:style-name="Tableau15.B1" office:value-type="string">
            <text:p text:style-name="P5">Expected results</text:p>
          </table:table-cell>
        </table:table-row>
        <table:table-row>
          <table:table-cell table:style-name="Tableau15.A2" office:value-type="string">
            <text:p text:style-name="Table_20_Contents">Creates a ResourceContext named « context1 » 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Looks up the CPU ResourceMonitorFactory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Creates a CPU ResourceMonitor for context1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Enables the newly created CPU ResourceMonitor</text:p>
          </table:table-cell>
          <table:table-cell table:style-name="Tableau15.B2" office:value-type="string">
            <text:p text:style-name="Table_20_Contents">Checks that ResourceMonitor.isEnabled() returns true.</text:p>
          </table:table-cell>
        </table:table-row>
        <table:table-row>
          <table:table-cell table:style-name="Tableau15.A2" office:value-type="string">
            <text:p text:style-name="Table_20_Contents">Disables the CPU ResourceMonitor</text:p>
          </table:table-cell>
          <table:table-cell table:style-name="Tableau15.B2" office:value-type="string">
            <text:p text:style-name="Table_20_Contents">Checks that ResourceMonitor.isEnabled() returns false.</text:p>
          </table:table-cell>
        </table:table-row>
        <table:table-row>
          <table:table-cell table:style-name="Tableau15.A2" office:value-type="string">
            <text:p text:style-name="Table_20_Contents">Deletes the CPU ResourceMonitor</text:p>
          </table:table-cell>
          <table:table-cell table:style-name="Tableau15.B2" office:value-type="string">
            <text:p text:style-name="Table_20_Contents"/>
          </table:table-cell>
        </table:table-row>
        <text:soft-page-break/>
        <table:table-row>
          <table:table-cell table:style-name="Tableau15.A2" office:value-type="string">
            <text:p text:style-name="Table_20_Contents">En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  <table:table-row>
          <table:table-cell table:style-name="Tableau15.A2" office:value-type="string">
            <text:p text:style-name="Table_20_Contents">Dis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</table:table>
      <text:p text:style-name="Standard"/>
      <text:h text:style-name="Heading_20_2" text:outline-level="2" text:is-list-header="true"><text:bookmark-start text:name="__RefHeading__26851_1902732292"/>Test case 5 : retrieving a resource usage<text:bookmark-end text:name="__RefHeading__26851_1902732292"/></text:h>
      <text:p text:style-name="Standard">This use case checks the retrieving of the resource usage a ResourceContext is consuming.</text:p>
      <text:p text:style-name="Standard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5">Steps</text:p>
          </table:table-cell>
          <table:table-cell table:style-name="Tableau28.B1" office:value-type="string">
            <text:p text:style-name="P5">Expected results</text:p>
          </table:table-cell>
        </table:table-row>
        <table:table-row>
          <table:table-cell table:style-name="Tableau28.A2" office:value-type="string">
            <text:p text:style-name="Table_20_Contents">Creates a ResourceContext named « context1 » 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Looks up the CPU ResourceMonitorFactory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Creates a CPU ResourceMonitor for context1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Retrieves the resource <text:s/>usage</text:p>
          </table:table-cell>
          <table:table-cell table:style-name="Tableau28.B2" office:value-type="string">
            <text:p text:style-name="Table_20_Contents">Returns 0 because the monitor has not been enabled yet.</text:p>
          </table:table-cell>
        </table:table-row>
        <table:table-row>
          <table:table-cell table:style-name="Tableau28.A2" office:value-type="string">
            <text:p text:style-name="Table_20_Contents">Enables the newly created CPU ResourceMonitor</text:p>
          </table:table-cell>
          <table:table-cell table:style-name="Tableau28.B2" office:value-type="string">
            <text:p text:style-name="Table_20_Contents">Checks the resource usage is different than 0.</text:p>
          </table:table-cell>
        </table:table-row>
        <table:table-row>
          <table:table-cell table:style-name="Tableau28.A2" office:value-type="string">
            <text:p text:style-name="Table_20_Contents">Disables the CPU ResourceMonitor</text:p>
          </table:table-cell>
          <table:table-cell table:style-name="Tableau28.B2" office:value-type="string">
            <text:p text:style-name="Table_20_Contents">Checks the resource usage is equal to 0.</text:p>
          </table:table-cell>
        </table:table-row>
        <table:table-row>
          <table:table-cell table:style-name="Tableau28.A2" office:value-type="string">
            <text:p text:style-name="Table_20_Contents">Deletes the CPU ResourceMonitor</text:p>
          </table:table-cell>
          <table:table-cell table:style-name="Tableau28.B2" office:value-type="string">
            <text:p text:style-name="Table_20_Contents">Checks retrieving the resource usage throws a RuntimeException.</text:p>
          </table:table-cell>
        </table:table-row>
      </table:table>
      <text:p text:style-name="Standard"/>
      <text:h text:style-name="Heading_20_1" text:outline-level="1"><text:bookmark-start text:name="__RefHeading__1890_43253199"/>Resource consumption eventing (Resource Listener) test cases<text:bookmark-end text:name="__RefHeading__1890_43253199"/></text:h>
      <text:h text:style-name="Heading_20_2" text:outline-level="2" text:is-list-header="true"><text:bookmark-start text:name="__RefHeading__1894_43253199"/>Test case 1 : upper warning threshold<text:bookmark-end text:name="__RefHeading__1894_43253199"/></text:h>
      <text:p text:style-name="Text_20_body">This test case checks the receiving of upper WARNING event type.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5">Steps</text:p>
          </table:table-cell>
          <table:table-cell table:style-name="Tableau17.B1" office:value-type="string">
            <text:p text:style-name="P5">Expected results</text:p>
          </table:table-cell>
        </table:table-row>
        <table:table-row>
          <table:table-cell table:style-name="Tableau17.A2" office:value-type="string">
            <text:p text:style-name="Table_20_Contents">Creates a ResourceContext named « context1 » 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Looks up the CPU ResourceMonitorFactory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Creates a CPU ResourceMonitor for context1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Registers a ResourceListener with an upper WARNING threshold.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Waits for incoming events</text:p>
          </table:table-cell>
          <table:table-cell table:style-name="Tableau17.B2" office:value-type="string">
            <text:p text:style-name="Table_20_Contents">Checks each received event is compatible with the upper WARNING threshold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1858_665057333"/>Test case 2 : upper error threshold<text:bookmark-end text:name="__RefHeading__1858_665057333"/></text:h>
      <text:p text:style-name="Text_20_body">This test case checks the receiving of upper ERROR event type.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">Steps</text:p>
          </table:table-cell>
          <table:table-cell table:style-name="Tableau16.B1" office:value-type="string">
            <text:p text:style-name="P5">Expected results</text:p>
          </table:table-cell>
        </table:table-row>
        <table:table-row>
          <table:table-cell table:style-name="Tableau16.A2" office:value-type="string">
            <text:p text:style-name="Table_20_Contents">Creates a ResourceContext named « context1 » 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Looks up the CPU ResourceMonitorFactory</text:p>
          </table:table-cell>
          <table:table-cell table:style-name="Tableau16.B2" office:value-type="string">
            <text:p text:style-name="Table_20_Contents"/>
          </table:table-cell>
        </table:table-row>
        <text:soft-page-break/>
        <table:table-row>
          <table:table-cell table:style-name="Tableau16.A2" office:value-type="string">
            <text:p text:style-name="Table_20_Contents">Creates a CPU ResourceMonitor for context1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Registers a ResourceListener with an ERROR upper threshold.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Waits for incoming events</text:p>
          </table:table-cell>
          <table:table-cell table:style-name="Tableau16.B2" office:value-type="string">
            <text:p text:style-name="Table_20_Contents">Checks each received event is compatible with the upper ERROR threshold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1896_43253199"/>Test case 3 : upper warning and error thresholds<text:bookmark-end text:name="__RefHeading__1896_43253199"/></text:h>
      <text:p text:style-name="Text_20_body">This test case checks the receiving of upper WARNING event type and upper ERROR event type.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">Steps</text:p>
          </table:table-cell>
          <table:table-cell table:style-name="Tableau18.B1" office:value-type="string">
            <text:p text:style-name="P5">Expected results</text:p>
          </table:table-cell>
        </table:table-row>
        <table:table-row>
          <table:table-cell table:style-name="Tableau18.A2" office:value-type="string">
            <text:p text:style-name="Table_20_Contents">Creates a ResourceContext named « context1 » 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Looks up the CPU ResourceMonitorFactory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Creates a CPU ResourceMonitor for context1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Registers a ResourceListener with an upper WARNING threshold and an upper ERROR threshold.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Waits for incoming events</text:p>
          </table:table-cell>
          <table:table-cell table:style-name="Tableau18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1898_43253199"/>Test case 4 : lower warning threshold<text:bookmark-end text:name="__RefHeading__1898_43253199"/></text:h>
      <text:p text:style-name="Text_20_body">This test case checks the receiving of lower WARNING event type.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">Steps</text:p>
          </table:table-cell>
          <table:table-cell table:style-name="Tableau19.B1" office:value-type="string">
            <text:p text:style-name="P5">Expected results</text:p>
          </table:table-cell>
        </table:table-row>
        <table:table-row>
          <table:table-cell table:style-name="Tableau19.A2" office:value-type="string">
            <text:p text:style-name="Table_20_Contents">Creates a ResourceContext named « context1 » 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Looks up the CPU ResourceMonitorFactory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Creates a CPU ResourceMonitor for context1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Registers a ResourceListener with a lower WARNING threshold.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Waits for incoming events</text:p>
          </table:table-cell>
          <table:table-cell table:style-name="Tableau19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2006_43253199"/>Test case 5 : lower error threshold<text:bookmark-end text:name="__RefHeading__2006_43253199"/></text:h>
      <text:p text:style-name="Text_20_body">This test case checks the receiving of lower ERROR event type.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">Steps</text:p>
          </table:table-cell>
          <table:table-cell table:style-name="Tableau20.B1" office:value-type="string">
            <text:p text:style-name="P5">Expected results</text:p>
          </table:table-cell>
        </table:table-row>
        <table:table-row>
          <table:table-cell table:style-name="Tableau20.A2" office:value-type="string">
            <text:p text:style-name="Table_20_Contents">Creates a ResourceContext named « context1 » 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Looks up the CPU ResourceMonitorFactory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Creates a CPU ResourceMonitor for context1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Registers a ResourceListener with a lower ERROR threshold.</text:p>
          </table:table-cell>
          <table:table-cell table:style-name="Tableau20.B2" office:value-type="string">
            <text:p text:style-name="Table_20_Contents"/>
          </table:table-cell>
        </table:table-row>
        <text:soft-page-break/>
        <table:table-row>
          <table:table-cell table:style-name="Tableau20.A2" office:value-type="string">
            <text:p text:style-name="Table_20_Contents">Waits for incoming events</text:p>
          </table:table-cell>
          <table:table-cell table:style-name="Tableau20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 text:is-list-header="true"><text:bookmark-start text:name="__RefHeading__2008_43253199"/>Test case 6 : lower error and lower warning threshold<text:bookmark-end text:name="__RefHeading__2008_43253199"/></text:h>
      <text:p text:style-name="Text_20_body">This test case checks the receiving of lower ERROR and lower WARNING event type.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Steps</text:p>
          </table:table-cell>
          <table:table-cell table:style-name="Tableau21.B1" office:value-type="string">
            <text:p text:style-name="P5">Expected results</text:p>
          </table:table-cell>
        </table:table-row>
        <table:table-row>
          <table:table-cell table:style-name="Tableau21.A2" office:value-type="string">
            <text:p text:style-name="Table_20_Contents">Creates a ResourceContext named « context1 » 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Looks up the CPU ResourceMonitorFactory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Creates a CPU ResourceMonitor for context1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Registers a ResourceListener with a lower ERROR and a lower WARNING threshold.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Waits for incoming events</text:p>
          </table:table-cell>
          <table:table-cell table:style-name="Tableau21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P8" text:outline-level="1"><text:bookmark-start text:name="__RefHeading__2128_43253199"/>Resource Context events (ResourceContextListener) test cases<text:bookmark-end text:name="__RefHeading__2128_43253199"/></text:h>
      <text:h text:style-name="Heading_20_2" text:outline-level="2" text:is-list-header="true"><text:bookmark-start text:name="__RefHeading__2130_43253199"/>Test case 1 : ResourceContextListener filtering RESOURCE_CONTEXT_CREATED event<text:bookmark-end text:name="__RefHeading__2130_43253199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5">Steps</text:p>
          </table:table-cell>
          <table:table-cell table:style-name="Tableau22.B1" office:value-type="string">
            <text:p text:style-name="P5">Expected results</text:p>
          </table:table-cell>
        </table:table-row>
        <table:table-row>
          <table:table-cell table:style-name="Tableau22.A2" office:value-type="string">
            <text:p text:style-name="Table_20_Contents">Registers a ResourceContextListener with the property resource.type set to RESOURCE_CONTEXT_CREATED</text:p>
          </table:table-cell>
          <table:table-cell table:style-name="Tableau22.B2" office:value-type="string">
            <text:p text:style-name="Table_20_Contents"/>
          </table:table-cell>
        </table:table-row>
        <table:table-row>
          <table:table-cell table:style-name="Tableau22.A2" office:value-type="string">
            <text:p text:style-name="Table_20_Contents">Creates a ResourceContext named « context1 » </text:p>
          </table:table-cell>
          <table:table-cell table:style-name="Tableau22.B2" office:value-type="string">
            <text:p text:style-name="Table_20_Contents">Checks a ResourcecontextEvent of type RESOURCE_CONTEXT_CREATED has been received by the registered listener</text:p>
          </table:table-cell>
        </table:table-row>
        <table:table-row>
          <table:table-cell table:style-name="Tableau22.A2" office:value-type="string">
            <text:p text:style-name="Table_20_Contents">Adds bundle 1 to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Removes bundle 1 from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Deletes context1.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32_43253199"/>Test case 2: ResourceContextListener filtering RESOURCE_CONTEXT_REMOVED event<text:bookmark-end text:name="__RefHeading__2132_43253199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5">Steps</text:p>
          </table:table-cell>
          <table:table-cell table:style-name="Tableau23.B1" office:value-type="string">
            <text:p text:style-name="P5">Expected results</text:p>
          </table:table-cell>
        </table:table-row>
        <table:table-row>
          <table:table-cell table:style-name="Tableau23.A2" office:value-type="string">
            <text:p text:style-name="Table_20_Contents">Registers a ResourceContextListener with the property resource.type set to RESOURCE_CONTEXT_DELETED</text:p>
          </table:table-cell>
          <table:table-cell table:style-name="Tableau23.B2" office:value-type="string">
            <text:p text:style-name="Table_20_Contents"/>
          </table:table-cell>
        </table:table-row>
        <table:table-row>
          <table:table-cell table:style-name="Tableau23.A2" office:value-type="string">
            <text:p text:style-name="Table_20_Contents">Creates a ResourceContext named « context1 » </text:p>
          </table:table-cell>
          <table:table-cell table:style-name="Tableau23.B2" office:value-type="string">
            <text:p text:style-name="Table_20_Contents">Checks that no ResourceContextEvent has been <text:soft-page-break/>received.</text:p>
          </table:table-cell>
        </table:table-row>
        <table:table-row>
          <table:table-cell table:style-name="Tableau23.A2" office:value-type="string">
            <text:p text:style-name="Table_20_Contents">Adds bundle 1 to context1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Removes bundle 1 from context1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Deletes context1.</text:p>
          </table:table-cell>
          <table:table-cell table:style-name="Tableau23.B2" office:value-type="string">
            <text:p text:style-name="Table_20_Contents">Checks a ResourcecontextEvent of type RESOURCE_CONTEXT_DELETED has been received by the registered listener</text:p>
          </table:table-cell>
        </table:table-row>
      </table:table>
      <text:p text:style-name="Standard"/>
      <text:h text:style-name="Heading_20_2" text:outline-level="2" text:is-list-header="true"><text:bookmark-start text:name="__RefHeading__2134_43253199"/>Test case 3: ResourceContextListener filtering BUNDLE_ADDED event<text:bookmark-end text:name="__RefHeading__2134_43253199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5">Steps</text:p>
          </table:table-cell>
          <table:table-cell table:style-name="Tableau24.B1" office:value-type="string">
            <text:p text:style-name="P5">Expected results</text:p>
          </table:table-cell>
        </table:table-row>
        <table:table-row>
          <table:table-cell table:style-name="Tableau24.A2" office:value-type="string">
            <text:p text:style-name="Table_20_Contents">Registers a ResourceContextListener with the property resource.type set to BUNDLE_ADDED</text:p>
          </table:table-cell>
          <table:table-cell table:style-name="Tableau24.B2" office:value-type="string">
            <text:p text:style-name="Table_20_Contents"/>
          </table:table-cell>
        </table:table-row>
        <table:table-row>
          <table:table-cell table:style-name="Tableau24.A2" office:value-type="string">
            <text:p text:style-name="Table_20_Contents">Creates a ResourceContext named « context1 » 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Adds bundle 1 to context1</text:p>
          </table:table-cell>
          <table:table-cell table:style-name="Tableau24.B2" office:value-type="string">
            <text:p text:style-name="Table_20_Contents">Checks a ResourcecontextEvent of type BUNDLE_ADDED has been received by the registered listener</text:p>
          </table:table-cell>
        </table:table-row>
        <table:table-row>
          <table:table-cell table:style-name="Tableau24.A2" office:value-type="string">
            <text:p text:style-name="Table_20_Contents">Removes bundle 1 from context1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Deletes context1.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36_43253199"/>Test case 4: ResourceContextListener filtering BUNDLE_REMOVED event<text:bookmark-end text:name="__RefHeading__2136_43253199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5">Steps</text:p>
          </table:table-cell>
          <table:table-cell table:style-name="Tableau25.B1" office:value-type="string">
            <text:p text:style-name="P5">Expected results</text:p>
          </table:table-cell>
        </table:table-row>
        <table:table-row>
          <table:table-cell table:style-name="Tableau25.A2" office:value-type="string">
            <text:p text:style-name="Table_20_Contents">Registers a ResourceContextListener with the property resource.type set to BUNDLE_REMOVED</text:p>
          </table:table-cell>
          <table:table-cell table:style-name="Tableau25.B2" office:value-type="string">
            <text:p text:style-name="Table_20_Contents"/>
          </table:table-cell>
        </table:table-row>
        <table:table-row>
          <table:table-cell table:style-name="Tableau25.A2" office:value-type="string">
            <text:p text:style-name="Table_20_Contents">Creates a ResourceContext named « context1 » 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Adds bundle 1 to context1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Removes bundle 1 from context1</text:p>
          </table:table-cell>
          <table:table-cell table:style-name="Tableau25.B2" office:value-type="string">
            <text:p text:style-name="Table_20_Contents">Checks a ResourcecontextEvent of type BUNDLE_REMOVED has been received by the registered listener</text:p>
          </table:table-cell>
        </table:table-row>
        <table:table-row>
          <table:table-cell table:style-name="Tableau25.A2" office:value-type="string">
            <text:p text:style-name="Table_20_Contents">Deletes context1.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38_43253199"/><text:soft-page-break/>Test case 5 : ResourceContextListener filtering events of a specific ResourceContext <text:bookmark-end text:name="__RefHeading__2138_43253199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5">Steps</text:p>
          </table:table-cell>
          <table:table-cell table:style-name="Tableau26.B1" office:value-type="string">
            <text:p text:style-name="P5">Expected results</text:p>
          </table:table-cell>
        </table:table-row>
        <table:table-row>
          <table:table-cell table:style-name="Tableau26.A2" office:value-type="string">
            <text:p text:style-name="Table_20_Contents">Registers a ResourceContextListener with the property resource.context set to « context1 »</text:p>
          </table:table-cell>
          <table:table-cell table:style-name="Tableau26.B2" office:value-type="string">
            <text:p text:style-name="Table_20_Contents"/>
          </table:table-cell>
        </table:table-row>
        <table:table-row>
          <table:table-cell table:style-name="Tableau26.A2" office:value-type="string">
            <text:p text:style-name="Table_20_Contents">Creates a ResourceContext named « context1 » </text:p>
          </table:table-cell>
          <table:table-cell table:style-name="Tableau26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6.A2" office:value-type="string">
            <text:p text:style-name="Table_20_Contents">Creates a ResourceContext named « context2 » 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Adds bundle 1 to context1</text:p>
          </table:table-cell>
          <table:table-cell table:style-name="Tableau26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6.A2" office:value-type="string">
            <text:p text:style-name="Table_20_Contents">Adds bundle 2 to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Removes bundle 1 from context1</text:p>
          </table:table-cell>
          <table:table-cell table:style-name="Tableau26.B2" office:value-type="string">
            <text:p text:style-name="Table_20_Contents">Checks the listener receives a BUNDLE_REMOVED event</text:p>
          </table:table-cell>
        </table:table-row>
        <table:table-row>
          <table:table-cell table:style-name="Tableau26.A2" office:value-type="string">
            <text:p text:style-name="Table_20_Contents">Removes bundle 2 from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Deletes context1.</text:p>
          </table:table-cell>
          <table:table-cell table:style-name="Tableau26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6.A2" office:value-type="string">
            <text:p text:style-name="Table_20_Contents">Deletes context2.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6853_1902732292"/>Test case 6 : registering a ResourceContextListener filtering two types of events on a particular ResourceContext<text:bookmark-end text:name="__RefHeading__26853_1902732292"/></text:h>
      <text:p text:style-name="Standard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5">Steps</text:p>
          </table:table-cell>
          <table:table-cell table:style-name="Tableau29.B1" office:value-type="string">
            <text:p text:style-name="P5">Expected results</text:p>
          </table:table-cell>
        </table:table-row>
        <table:table-row>
          <table:table-cell table:style-name="Tableau29.A2" office:value-type="string">
            <text:p text:style-name="Table_20_Contents">Registers a ResourceContextListener with the property resource.context set to « context1 » and the property resource.type set to RESOURCE_CONTEXT_CREATED, RESOURCE_CONTEXT_DELETED</text:p>
          </table:table-cell>
          <table:table-cell table:style-name="Tableau29.B2" office:value-type="string">
            <text:p text:style-name="Table_20_Contents"/>
          </table:table-cell>
        </table:table-row>
        <table:table-row>
          <table:table-cell table:style-name="Tableau29.A2" office:value-type="string">
            <text:p text:style-name="Table_20_Contents">Creates a ResourceContext named « context1 » </text:p>
          </table:table-cell>
          <table:table-cell table:style-name="Tableau29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9.A2" office:value-type="string">
            <text:p text:style-name="Table_20_Contents">Creates a ResourceContext named « context2 » 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1 to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2 to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1 from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2 from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ext:soft-page-break/>
        <table:table-row>
          <table:table-cell table:style-name="Tableau29.A2" office:value-type="string">
            <text:p text:style-name="Table_20_Contents">Deletes context1.</text:p>
          </table:table-cell>
          <table:table-cell table:style-name="Tableau29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9.A2" office:value-type="string">
            <text:p text:style-name="Table_20_Contents">Deletes context2.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 text:is-list-header="true"><text:bookmark-start text:name="__RefHeading__2140_43253199"/>Test case 7 : unregistering a ResourceContextListener<text:bookmark-end text:name="__RefHeading__2140_43253199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5">Steps</text:p>
          </table:table-cell>
          <table:table-cell table:style-name="Tableau27.B1" office:value-type="string">
            <text:p text:style-name="P5">Expected results</text:p>
          </table:table-cell>
        </table:table-row>
        <table:table-row>
          <table:table-cell table:style-name="Tableau27.A2" office:value-type="string">
            <text:p text:style-name="Table_20_Contents">Registers a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Creates a ResourceContext named « context1 » </text:p>
          </table:table-cell>
          <table:table-cell table:style-name="Tableau27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7.A2" office:value-type="string">
            <text:p text:style-name="Table_20_Contents">Adds bundle 1 to context1</text:p>
          </table:table-cell>
          <table:table-cell table:style-name="Tableau27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7.A2" office:value-type="string">
            <text:p text:style-name="Table_20_Contents">Unregisters the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Removes bundle 1 from context1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7.A2" office:value-type="string">
            <text:p text:style-name="Table_20_Contents">Deletes context1.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P8" text:outline-level="1"><text:bookmark-start text:name="__RefHeading__1853_521988394"/>Resource Monitoring Factory test cases<text:bookmark-end text:name="__RefHeading__1853_521988394"/></text:h>
      <text:h text:style-name="P9" text:outline-level="2" text:is-list-header="true"><text:bookmark-start text:name="__RefHeading__2130_432531991"/>Test case 1 : <text:span text:style-name="T1">AddingAnotherResourceMonitorFactory</text:span><text:bookmark-end text:name="__RefHeading__2130_432531991"/></text:h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5">Steps</text:p>
          </table:table-cell>
          <table:table-cell table:style-name="Tableau31.B1" office:value-type="string">
            <text:p text:style-name="P5">Expected results</text:p>
          </table:table-cell>
        </table:table-row>
        <table:table-row>
          <table:table-cell table:style-name="Tableau31.A2" office:value-type="string">
            <text:p text:style-name="Table_20_Contents">Get the total number of existing resource monitor factory/ies.</text:p>
          </table:table-cell>
          <table:table-cell table:style-name="Tableau31.B2" office:value-type="string">
            <text:p text:style-name="Table_20_Contents">Check that the get didn't fail.</text:p>
          </table:table-cell>
        </table:table-row>
        <table:table-row table:style-name="Tableau31.3">
          <table:table-cell table:style-name="Tableau31.A3" office:value-type="string">
            <text:p text:style-name="P12">Create, and add another resource monitor factory in the OSGi services <text:span text:style-name="T4">registry.</text:span></text:p>
          </table:table-cell>
          <table:table-cell table:style-name="Tableau31.B2" office:value-type="string">
            <text:p text:style-name="Table_20_Contents"/>
          </table:table-cell>
        </table:table-row>
        <table:table-row table:style-name="Tableau31.3">
          <table:table-cell table:style-name="Tableau31.A4" office:value-type="string">
            <text:p text:style-name="P12"><text:span text:style-name="T4">Get the new total number of existing resource monitor factory/ies.</text:span></text:p>
          </table:table-cell>
          <table:table-cell table:style-name="Tableau31.B2" office:value-type="string">
            <text:p text:style-name="Table_20_Contents">Check that the get didn't fail.</text:p>
          </table:table-cell>
        </table:table-row>
        <table:table-row table:style-name="Tableau31.3">
          <table:table-cell table:style-name="Tableau31.A4" office:value-type="string">
            <text:p text:style-name="P12"><text:span text:style-name="T4"/></text:p>
          </table:table-cell>
          <table:table-cell table:style-name="Tableau31.B2" office:value-type="string">
            <text:p text:style-name="P12"><text:span text:style-name="T4">Check that the new total number of existing resource monitor factory/ies is equal to the previous number plus one.</text:span></text:p>
          </table:table-cell>
        </table:table-row>
        <table:table-row table:style-name="Tableau31.3">
          <table:table-cell table:style-name="Tableau31.A3" office:value-type="string">
            <text:p text:style-name="P12"><text:span text:style-name="T4">Remove the just added resource monitor factory from the OSGi services </text:span><text:span text:style-name="T4">registry.</text:span></text:p>
          </table:table-cell>
          <table:table-cell table:style-name="Tableau31.B2" office:value-type="string">
            <text:p text:style-name="Table_20_Contents"/>
          </table:table-cell>
        </table:table-row>
      </table:table>
      <text:p text:style-name="Standard"/>
      <text:h text:style-name="P7" text:outline-level="1"><text:bookmark-start text:name="__RefHeading__1767_1019870627"/>OSGi Signature test case: <text:span text:style-name="T2">SignatureTestCase</text:span><text:bookmark-end text:name="__RefHeading__1767_1019870627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BONNARDEL</meta:initial-creator>
    <meta:creation-date>2013-11-04T16:19:58.17</meta:creation-date>
    <dc:date>2015-01-27T15:23:50.89</dc:date>
    <dc:creator>A CHAZALET</dc:creator>
    <meta:editing-duration>P2DT18H51M11S</meta:editing-duration>
    <meta:editing-cycles>166</meta:editing-cycles>
    <meta:generator>OpenOffice/4.0.1$Win32 OpenOffice.org_project/401m5$Build-9714</meta:generator>
    <meta:printed-by>A CHAZALET</meta:printed-by>
    <meta:print-date>2014-09-09T10:41:50.08</meta:print-date>
    <meta:document-statistic meta:table-count="33" meta:image-count="0" meta:object-count="0" meta:page-count="15" meta:paragraph-count="473" meta:word-count="3405" meta:character-count="23126"/>
  </office:meta>
</office:document-meta>
</file>